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1.683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PERCENTILE_5f_RESULT">
      <style:table-properties table:display="true" style:writing-mode="lr-tb"/>
    </style:style>
    <style:style style:name="ce1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CENTILE_RESUL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Utbildning</text:p>
          </table:table-cell>
          <table:table-cell office:value-type="string">
            <text:p>Arbsektor</text:p>
          </table:table-cell>
          <table:table-cell office:value-type="string">
            <text:p>Percentile</text:p>
          </table:table-cell>
          <table:table-cell office:value-type="string">
            <text:p>Andel</text:p>
          </table:table-cell>
          <table:table-cell office:value-type="string">
            <text:p>Lon</text:p>
          </table:table-cell>
          <table:table-cell office:value-type="string">
            <text:p>Tickvalue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4000">
            <text:p>2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4000">
            <text:p>2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800">
            <text:p>24800</text:p>
          </table:table-cell>
          <table:table-cell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655">
            <text:p>25655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300">
            <text:p>263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100">
            <text:p>271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791">
            <text:p>27791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300">
            <text:p>283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8600">
            <text:p>286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8740">
            <text:p>2874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066">
            <text:p>29066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9590">
            <text:p>2959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774">
            <text:p>29774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180">
            <text:p>3018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0400">
            <text:p>304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0600">
            <text:p>306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774">
            <text:p>30774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1200">
            <text:p>312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1616">
            <text:p>31616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2200">
            <text:p>322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2735">
            <text:p>32735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3700">
            <text:p>337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3974">
            <text:p>33974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4100">
            <text:p>341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774">
            <text:p>34774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5300">
            <text:p>353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7320">
            <text:p>3732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7500">
            <text:p>375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8100">
            <text:p>381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9400">
            <text:p>394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9762">
            <text:p>39762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0400">
            <text:p>404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0600">
            <text:p>406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1201">
            <text:p>41201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1500">
            <text:p>415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2100">
            <text:p>421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2763">
            <text:p>42763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3936">
            <text:p>43936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4866">
            <text:p>44866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5500">
            <text:p>455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6530">
            <text:p>4653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2774">
            <text:p>52774</text:p>
          </table:table-cell>
          <table:table-cell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55224">
            <text:p>55224</text:p>
          </table:table-cell>
          <table:table-cell table:style-name="ce1" office:value-type="float" office:value="56000">
            <text:p>5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56824">
            <text:p>56824</text:p>
          </table:table-cell>
          <table:table-cell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Privat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59370">
            <text:p>59370</text:p>
          </table:table-cell>
          <table:table-cell table:style-name="ce1" office:value-type="float" office:value="60000">
            <text:p>6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870">
            <text:p>24870</text:p>
          </table:table-cell>
          <table:table-cell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320">
            <text:p>2532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500">
            <text:p>255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800">
            <text:p>258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200">
            <text:p>262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6700">
            <text:p>267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050">
            <text:p>2705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300">
            <text:p>273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600">
            <text:p>276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130">
            <text:p>2813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200">
            <text:p>282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8450">
            <text:p>2845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8600">
            <text:p>286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700">
            <text:p>287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8880">
            <text:p>2888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9100">
            <text:p>291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9200">
            <text:p>292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9350">
            <text:p>2935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9650">
            <text:p>2965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800">
            <text:p>298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9950">
            <text:p>2995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0200">
            <text:p>302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0400">
            <text:p>304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0700">
            <text:p>307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800">
            <text:p>308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0900">
            <text:p>309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1200">
            <text:p>312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1350">
            <text:p>313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1600">
            <text:p>316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1800">
            <text:p>318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2200">
            <text:p>322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2400">
            <text:p>324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774">
            <text:p>32774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3200">
            <text:p>332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3450">
            <text:p>3345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3700">
            <text:p>337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4100">
            <text:p>341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4800">
            <text:p>348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5300">
            <text:p>353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5600">
            <text:p>356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36200">
            <text:p>362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6700">
            <text:p>367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37500">
            <text:p>375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37900">
            <text:p>379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8250">
            <text:p>3825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8550">
            <text:p>3855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39200">
            <text:p>392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9750">
            <text:p>3975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1800">
            <text:p>418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42100">
            <text:p>421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2700">
            <text:p>427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44500">
            <text:p>445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number-columns-repeated="2"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teendevetare</text:p>
          </table:table-cell>
          <table:table-cell table:style-name="ce1" office:value-type="string">
            <text:p>Offentlig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number-columns-repeated="2"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750">
            <text:p>24750</text:p>
          </table:table-cell>
          <table:table-cell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774">
            <text:p>25774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8380">
            <text:p>2838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200">
            <text:p>302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800">
            <text:p>308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365">
            <text:p>31365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1524">
            <text:p>31524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750">
            <text:p>317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400">
            <text:p>334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700">
            <text:p>337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350">
            <text:p>3435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4600">
            <text:p>346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5880">
            <text:p>3588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6800">
            <text:p>368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7300">
            <text:p>373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7500">
            <text:p>375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7850">
            <text:p>3785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8626">
            <text:p>38626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8936">
            <text:p>38936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9500">
            <text:p>395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0800">
            <text:p>408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1800">
            <text:p>418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2300">
            <text:p>423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340">
            <text:p>4334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3500">
            <text:p>435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150">
            <text:p>4415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number-columns-repeated="2"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6400">
            <text:p>464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50610">
            <text:p>50610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0950">
            <text:p>50950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51500">
            <text:p>51500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2500">
            <text:p>52500</text:p>
          </table:table-cell>
          <table:table-cell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4774">
            <text:p>54774</text:p>
          </table:table-cell>
          <table:table-cell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55040">
            <text:p>55040</text:p>
          </table:table-cell>
          <table:table-cell table:style-name="ce1" office:value-type="float" office:value="56000">
            <text:p>5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55936">
            <text:p>55936</text:p>
          </table:table-cell>
          <table:table-cell table:style-name="ce1" office:value-type="float" office:value="56000">
            <text:p>5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6200">
            <text:p>56200</text:p>
          </table:table-cell>
          <table:table-cell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57644">
            <text:p>57644</text:p>
          </table:table-cell>
          <table:table-cell table:style-name="ce1" office:value-type="float" office:value="58000">
            <text:p>5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58984">
            <text:p>58984</text:p>
          </table:table-cell>
          <table:table-cell table:style-name="ce1" office:value-type="float" office:value="59000">
            <text:p>5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59800">
            <text:p>59800</text:p>
          </table:table-cell>
          <table:table-cell table:style-name="ce1" office:value-type="float" office:value="60000">
            <text:p>6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60500">
            <text:p>60500</text:p>
          </table:table-cell>
          <table:table-cell table:style-name="ce1" office:value-type="float" office:value="61000">
            <text:p>6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1600">
            <text:p>61600</text:p>
          </table:table-cell>
          <table:table-cell table:style-name="ce1" office:value-type="float" office:value="62000">
            <text:p>6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number-columns-repeated="2" table:style-name="ce1" office:value-type="float" office:value="63000">
            <text:p>6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64000">
            <text:p>6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65000">
            <text:p>6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65800">
            <text:p>65800</text:p>
          </table:table-cell>
          <table:table-cell table:style-name="ce1" office:value-type="float" office:value="66000">
            <text:p>6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67200">
            <text:p>67200</text:p>
          </table:table-cell>
          <table:table-cell table:style-name="ce1" office:value-type="float" office:value="68000">
            <text:p>6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1" office:value-type="float" office:value="72000">
            <text:p>7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78000">
            <text:p>7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number-columns-repeated="2" table:style-name="ce1" office:value-type="float" office:value="80000">
            <text:p>8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82875">
            <text:p>82875</text:p>
          </table:table-cell>
          <table:table-cell table:style-name="ce1" office:value-type="float" office:value="83000">
            <text:p>8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87400">
            <text:p>87400</text:p>
          </table:table-cell>
          <table:table-cell table:style-name="ce1" office:value-type="float" office:value="88000">
            <text:p>8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Privat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9800">
            <text:p>89800</text:p>
          </table:table-cell>
          <table:table-cell table:style-name="ce1" office:value-type="float" office:value="90000">
            <text:p>9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600">
            <text:p>256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300">
            <text:p>263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700">
            <text:p>267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550">
            <text:p>2755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8400">
            <text:p>284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9650">
            <text:p>2965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450">
            <text:p>3045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200">
            <text:p>312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900">
            <text:p>319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2300">
            <text:p>323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2600">
            <text:p>326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2900">
            <text:p>329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325">
            <text:p>3332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463">
            <text:p>33463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700">
            <text:p>337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965">
            <text:p>3396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4050">
            <text:p>3405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4300">
            <text:p>343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510">
            <text:p>3451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4750">
            <text:p>3475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5085">
            <text:p>35085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5374">
            <text:p>35374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5700">
            <text:p>357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275">
            <text:p>36275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6700">
            <text:p>367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6965">
            <text:p>36965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7100">
            <text:p>371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7200">
            <text:p>372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7475">
            <text:p>37475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7530">
            <text:p>3753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800">
            <text:p>378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315">
            <text:p>38315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9150">
            <text:p>3915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9400">
            <text:p>394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40200">
            <text:p>402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0900">
            <text:p>409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1200">
            <text:p>412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41500">
            <text:p>415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2500">
            <text:p>425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2800">
            <text:p>428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3050">
            <text:p>4305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43300">
            <text:p>433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4421">
            <text:p>44421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number-columns-repeated="2"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6100">
            <text:p>461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7350">
            <text:p>47350</text:p>
          </table:table-cell>
          <table:table-cell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number-columns-repeated="2"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9600">
            <text:p>49600</text:p>
          </table:table-cell>
          <table:table-cell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50261">
            <text:p>50261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51225">
            <text:p>51225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1800">
            <text:p>51800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2600">
            <text:p>52600</text:p>
          </table:table-cell>
          <table:table-cell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53774">
            <text:p>53774</text:p>
          </table:table-cell>
          <table:table-cell table:style-name="ce1" office:value-type="float" office:value="54000">
            <text:p>5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4050">
            <text:p>54050</text:p>
          </table:table-cell>
          <table:table-cell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number-columns-repeated="2"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6775">
            <text:p>56775</text:p>
          </table:table-cell>
          <table:table-cell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58000">
            <text:p>5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9200">
            <text:p>59200</text:p>
          </table:table-cell>
          <table:table-cell table:style-name="ce1" office:value-type="float" office:value="60000">
            <text:p>6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60200">
            <text:p>60200</text:p>
          </table:table-cell>
          <table:table-cell table:style-name="ce1" office:value-type="float" office:value="61000">
            <text:p>6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65200">
            <text:p>65200</text:p>
          </table:table-cell>
          <table:table-cell table:style-name="ce1" office:value-type="float" office:value="66000">
            <text:p>6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konom</text:p>
          </table:table-cell>
          <table:table-cell table:style-name="ce1" office:value-type="string">
            <text:p>Offentlig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68800">
            <text:p>68800</text:p>
          </table:table-cell>
          <table:table-cell table:style-name="ce1" office:value-type="float" office:value="69000">
            <text:p>6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4000">
            <text:p>2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200">
            <text:p>252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936">
            <text:p>25936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474">
            <text:p>26474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100">
            <text:p>271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065">
            <text:p>28065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374">
            <text:p>28374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8774">
            <text:p>28774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100">
            <text:p>291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800">
            <text:p>298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100">
            <text:p>301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0263">
            <text:p>30263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700">
            <text:p>307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0850">
            <text:p>3085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1200">
            <text:p>312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700">
            <text:p>327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3400">
            <text:p>334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3765">
            <text:p>3376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4100">
            <text:p>341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4400">
            <text:p>344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780">
            <text:p>3478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4820">
            <text:p>3482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5300">
            <text:p>353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5700">
            <text:p>357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6800">
            <text:p>368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7200">
            <text:p>372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7750">
            <text:p>3775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8200">
            <text:p>382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8774">
            <text:p>38774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0200">
            <text:p>402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0562">
            <text:p>40562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1320">
            <text:p>4132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2274">
            <text:p>42274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3936">
            <text:p>43936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4200">
            <text:p>442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4600">
            <text:p>446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5074">
            <text:p>45074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5500">
            <text:p>455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6100">
            <text:p>461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6974">
            <text:p>46974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8100">
            <text:p>48100</text:p>
          </table:table-cell>
          <table:table-cell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1900">
            <text:p>51900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54089">
            <text:p>54089</text:p>
          </table:table-cell>
          <table:table-cell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5774">
            <text:p>55774</text:p>
          </table:table-cell>
          <table:table-cell table:style-name="ce1" office:value-type="float" office:value="56000">
            <text:p>5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56974">
            <text:p>56974</text:p>
          </table:table-cell>
          <table:table-cell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60500">
            <text:p>60500</text:p>
          </table:table-cell>
          <table:table-cell table:style-name="ce1" office:value-type="float" office:value="61000">
            <text:p>6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Privat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64500">
            <text:p>64500</text:p>
          </table:table-cell>
          <table:table-cell table:style-name="ce1" office:value-type="float" office:value="65000">
            <text:p>6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500">
            <text:p>255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300">
            <text:p>263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100">
            <text:p>271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400">
            <text:p>274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700">
            <text:p>277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900">
            <text:p>279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8172">
            <text:p>28172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8300">
            <text:p>283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700">
            <text:p>287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8950">
            <text:p>2895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100">
            <text:p>291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9700">
            <text:p>297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9900">
            <text:p>299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0200">
            <text:p>302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0503">
            <text:p>30503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1400">
            <text:p>314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1700">
            <text:p>317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1850">
            <text:p>318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2400">
            <text:p>324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3265">
            <text:p>3326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3850">
            <text:p>3385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4300">
            <text:p>343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4800">
            <text:p>348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5100">
            <text:p>351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5750">
            <text:p>357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6680">
            <text:p>3668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7400">
            <text:p>374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7725">
            <text:p>37725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8300">
            <text:p>383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8600">
            <text:p>386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9500">
            <text:p>395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9900">
            <text:p>399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0300">
            <text:p>403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0800">
            <text:p>408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1500">
            <text:p>415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1875">
            <text:p>41875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2200">
            <text:p>422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2900">
            <text:p>429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3500">
            <text:p>435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4500">
            <text:p>445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5700">
            <text:p>457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6800">
            <text:p>468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0900">
            <text:p>50900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number-columns-repeated="2"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55850">
            <text:p>55850</text:p>
          </table:table-cell>
          <table:table-cell table:style-name="ce1" office:value-type="float" office:value="56000">
            <text:p>5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hällsvetare</text:p>
          </table:table-cell>
          <table:table-cell table:style-name="ce1" office:value-type="string">
            <text:p>Offentlig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number-columns-repeated="2" table:style-name="ce1" office:value-type="float" office:value="59000">
            <text:p>5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550">
            <text:p>2655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400">
            <text:p>284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600">
            <text:p>286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199">
            <text:p>29199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9790">
            <text:p>2979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150">
            <text:p>3015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536">
            <text:p>30536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774">
            <text:p>30774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157">
            <text:p>31157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400">
            <text:p>314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600">
            <text:p>316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1850">
            <text:p>318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2400">
            <text:p>324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600">
            <text:p>326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2900">
            <text:p>329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300">
            <text:p>333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3600">
            <text:p>336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805">
            <text:p>3380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4180">
            <text:p>3418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474">
            <text:p>34474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4708">
            <text:p>34708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5150">
            <text:p>351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5350">
            <text:p>353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5796">
            <text:p>35796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6200">
            <text:p>362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6600">
            <text:p>366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6956">
            <text:p>36956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7200">
            <text:p>372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7600">
            <text:p>376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8100">
            <text:p>381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8540">
            <text:p>3854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8934">
            <text:p>38934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9275">
            <text:p>39275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9600">
            <text:p>396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9940">
            <text:p>3994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0142">
            <text:p>40142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40600">
            <text:p>406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0800">
            <text:p>408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1057">
            <text:p>41057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1500">
            <text:p>415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2355">
            <text:p>42355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2900">
            <text:p>429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3370">
            <text:p>4337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4120">
            <text:p>4412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5500">
            <text:p>455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9500">
            <text:p>49500</text:p>
          </table:table-cell>
          <table:table-cell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51741">
            <text:p>51741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3500">
            <text:p>53500</text:p>
          </table:table-cell>
          <table:table-cell table:style-name="ce1" office:value-type="float" office:value="54000">
            <text:p>5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number-columns-repeated="2"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number-columns-repeated="2"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Privat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number-columns-repeated="2" table:style-name="ce1" office:value-type="float" office:value="62000">
            <text:p>6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200">
            <text:p>262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600">
            <text:p>276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8298">
            <text:p>28298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8583">
            <text:p>28583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8700">
            <text:p>287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960">
            <text:p>2896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200">
            <text:p>292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9700">
            <text:p>297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850">
            <text:p>2985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100">
            <text:p>301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300">
            <text:p>303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0670">
            <text:p>3067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800">
            <text:p>308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1125">
            <text:p>31125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300">
            <text:p>313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1450">
            <text:p>314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1700">
            <text:p>317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1800">
            <text:p>318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1950">
            <text:p>319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2235">
            <text:p>32235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2400">
            <text:p>324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2700">
            <text:p>327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3200">
            <text:p>332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3325">
            <text:p>3332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3540">
            <text:p>3354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3700">
            <text:p>337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3900">
            <text:p>339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4200">
            <text:p>342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4350">
            <text:p>3435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4500">
            <text:p>345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4600">
            <text:p>346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4800">
            <text:p>348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5600">
            <text:p>356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5900">
            <text:p>359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6200">
            <text:p>362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36700">
            <text:p>367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7150">
            <text:p>3715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37500">
            <text:p>375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39400">
            <text:p>394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0200">
            <text:p>402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1500">
            <text:p>415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42100">
            <text:p>421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46350">
            <text:p>4635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cionom</text:p>
          </table:table-cell>
          <table:table-cell table:style-name="ce1" office:value-type="string">
            <text:p>Offentlig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48500">
            <text:p>48500</text:p>
          </table:table-cell>
          <table:table-cell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500">
            <text:p>25500</text:p>
          </table:table-cell>
          <table:table-cell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200">
            <text:p>262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200">
            <text:p>282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8840">
            <text:p>2884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400">
            <text:p>304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675">
            <text:p>30675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870">
            <text:p>3087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400">
            <text:p>314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500">
            <text:p>315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774">
            <text:p>31774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2800">
            <text:p>328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035">
            <text:p>33035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4700">
            <text:p>347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5600">
            <text:p>356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5750">
            <text:p>357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7300">
            <text:p>373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7790">
            <text:p>3779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8200">
            <text:p>382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8650">
            <text:p>3865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9180">
            <text:p>3918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9500">
            <text:p>395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9800">
            <text:p>398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0100">
            <text:p>4010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1374">
            <text:p>41374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1800">
            <text:p>418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2150">
            <text:p>4215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2550">
            <text:p>4255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3300">
            <text:p>433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4333">
            <text:p>44333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5045">
            <text:p>45045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5500">
            <text:p>455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46665">
            <text:p>46665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6974">
            <text:p>46974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7150">
            <text:p>47150</text:p>
          </table:table-cell>
          <table:table-cell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7500">
            <text:p>47500</text:p>
          </table:table-cell>
          <table:table-cell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8375">
            <text:p>48375</text:p>
          </table:table-cell>
          <table:table-cell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8800">
            <text:p>48800</text:p>
          </table:table-cell>
          <table:table-cell table:style-name="ce1" office:value-type="float" office:value="49000">
            <text:p>4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9700">
            <text:p>49700</text:p>
          </table:table-cell>
          <table:table-cell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0100">
            <text:p>50100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50936">
            <text:p>50936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51750">
            <text:p>51750</text:p>
          </table:table-cell>
          <table:table-cell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number-columns-repeated="2"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number-columns-repeated="2" table:style-name="ce1" office:value-type="float" office:value="53000">
            <text:p>5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54500">
            <text:p>54500</text:p>
          </table:table-cell>
          <table:table-cell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56500">
            <text:p>56500</text:p>
          </table:table-cell>
          <table:table-cell table:style-name="ce1" office:value-type="float" office:value="57000">
            <text:p>5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57400">
            <text:p>57400</text:p>
          </table:table-cell>
          <table:table-cell table:style-name="ce1" office:value-type="float" office:value="58000">
            <text:p>5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number-columns-repeated="2" table:style-name="ce1" office:value-type="float" office:value="58000">
            <text:p>5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8835">
            <text:p>58835</text:p>
          </table:table-cell>
          <table:table-cell table:style-name="ce1" office:value-type="float" office:value="59000">
            <text:p>5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9314">
            <text:p>59314</text:p>
          </table:table-cell>
          <table:table-cell table:style-name="ce1" office:value-type="float" office:value="60000">
            <text:p>6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number-columns-repeated="2" table:style-name="ce1" office:value-type="float" office:value="60000">
            <text:p>6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61000">
            <text:p>6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62200">
            <text:p>62200</text:p>
          </table:table-cell>
          <table:table-cell table:style-name="ce1" office:value-type="float" office:value="63000">
            <text:p>6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1" office:value-type="float" office:value="65000">
            <text:p>6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67000">
            <text:p>6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69700">
            <text:p>69700</text:p>
          </table:table-cell>
          <table:table-cell table:style-name="ce1" office:value-type="float" office:value="70000">
            <text:p>7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73400">
            <text:p>73400</text:p>
          </table:table-cell>
          <table:table-cell table:style-name="ce1" office:value-type="float" office:value="74000">
            <text:p>7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77876">
            <text:p>77876</text:p>
          </table:table-cell>
          <table:table-cell table:style-name="ce1" office:value-type="float" office:value="78000">
            <text:p>7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Privat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2800">
            <text:p>82800</text:p>
          </table:table-cell>
          <table:table-cell table:style-name="ce1" office:value-type="float" office:value="83000">
            <text:p>8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6000">
            <text:p>2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300">
            <text:p>263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800">
            <text:p>26800</text:p>
          </table:table-cell>
          <table:table-cell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7000">
            <text:p>2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100">
            <text:p>271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250">
            <text:p>2725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500">
            <text:p>275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600">
            <text:p>27600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845">
            <text:p>27845</text:p>
          </table:table-cell>
          <table:table-cell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3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28000">
            <text:p>2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174">
            <text:p>28174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8500">
            <text:p>285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8600">
            <text:p>286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900">
            <text:p>28900</text:p>
          </table:table-cell>
          <table:table-cell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8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29000">
            <text:p>2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300">
            <text:p>293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500">
            <text:p>295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9800">
            <text:p>29800</text:p>
          </table:table-cell>
          <table:table-cell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2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3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30000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250">
            <text:p>3025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500">
            <text:p>305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600">
            <text:p>306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800">
            <text:p>30800</text:p>
          </table:table-cell>
          <table:table-cell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8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29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300">
            <text:p>3130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545">
            <text:p>31545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1950">
            <text:p>31950</text:p>
          </table:table-cell>
          <table:table-cell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3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4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32000">
            <text:p>3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2200">
            <text:p>322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500">
            <text:p>3250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2650">
            <text:p>32650</text:p>
          </table:table-cell>
          <table:table-cell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8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39</text:p>
          </table:table-cell>
          <table:table-cell table:style-name="ce1" office:value-type="float" office:value="39">
            <text:p>39</text:p>
          </table:table-cell>
          <table:table-cell table:number-columns-repeated="2" table:style-name="ce1" office:value-type="float" office:value="33000">
            <text:p>3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200">
            <text:p>332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3400">
            <text:p>334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3500">
            <text:p>335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3800">
            <text:p>338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3900">
            <text:p>33900</text:p>
          </table:table-cell>
          <table:table-cell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5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34000">
            <text:p>3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4300">
            <text:p>343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4600">
            <text:p>34600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4984">
            <text:p>34984</text:p>
          </table:table-cell>
          <table:table-cell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0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35000">
            <text:p>3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5100">
            <text:p>351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5250">
            <text:p>352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5500">
            <text:p>355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5650">
            <text:p>3565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5800">
            <text:p>35800</text:p>
          </table:table-cell>
          <table:table-cell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6</text:p>
          </table:table-cell>
          <table:table-cell table:style-name="ce1" office:value-type="float" office:value="56">
            <text:p>56</text:p>
          </table:table-cell>
          <table:table-cell table:number-columns-repeated="2" table:style-name="ce1" office:value-type="float" office:value="36000">
            <text:p>3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6200">
            <text:p>362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6400">
            <text:p>3640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6750">
            <text:p>36750</text:p>
          </table:table-cell>
          <table:table-cell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0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1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2</text:p>
          </table:table-cell>
          <table:table-cell table:style-name="ce1" office:value-type="float" office:value="62">
            <text:p>62</text:p>
          </table:table-cell>
          <table:table-cell table:number-columns-repeated="2" table:style-name="ce1" office:value-type="float" office:value="37000">
            <text:p>3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7500">
            <text:p>375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7600">
            <text:p>376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7900">
            <text:p>37900</text:p>
          </table:table-cell>
          <table:table-cell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6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38000">
            <text:p>3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8500">
            <text:p>385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8800">
            <text:p>38800</text:p>
          </table:table-cell>
          <table:table-cell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69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9500">
            <text:p>395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9600">
            <text:p>3960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9950">
            <text:p>39950</text:p>
          </table:table-cell>
          <table:table-cell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3</text:p>
          </table:table-cell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40000">
            <text:p>4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0350">
            <text:p>40350</text:p>
          </table:table-cell>
          <table:table-cell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5</text:p>
          </table:table-cell>
          <table:table-cell table:style-name="ce1" office:value-type="float" office:value="75">
            <text:p>75</text:p>
          </table:table-cell>
          <table:table-cell table:number-columns-repeated="2" table:style-name="ce1" office:value-type="float" office:value="41000">
            <text:p>4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1300">
            <text:p>413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1800">
            <text:p>41800</text:p>
          </table:table-cell>
          <table:table-cell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8</text:p>
          </table:table-cell>
          <table:table-cell table:style-name="ce1" office:value-type="float" office:value="78">
            <text:p>78</text:p>
          </table:table-cell>
          <table:table-cell table:number-columns-repeated="2" table:style-name="ce1" office:value-type="float" office:value="42000">
            <text:p>4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2600">
            <text:p>42600</text:p>
          </table:table-cell>
          <table:table-cell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0</text:p>
          </table:table-cell>
          <table:table-cell table:style-name="ce1" office:value-type="float" office:value="80">
            <text:p>80</text:p>
          </table:table-cell>
          <table:table-cell table:number-columns-repeated="2" table:style-name="ce1" office:value-type="float" office:value="43000">
            <text:p>43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500">
            <text:p>435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3900">
            <text:p>43900</text:p>
          </table:table-cell>
          <table:table-cell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3</text:p>
          </table:table-cell>
          <table:table-cell table:style-name="ce1" office:value-type="float" office:value="83">
            <text:p>83</text:p>
          </table:table-cell>
          <table:table-cell table:number-columns-repeated="2" table:style-name="ce1" office:value-type="float" office:value="44000">
            <text:p>4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4500">
            <text:p>44500</text:p>
          </table:table-cell>
          <table:table-cell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5</text:p>
          </table:table-cell>
          <table:table-cell table:style-name="ce1" office:value-type="float" office:value="85">
            <text:p>85</text:p>
          </table:table-cell>
          <table:table-cell table:number-columns-repeated="2" table:style-name="ce1" office:value-type="float" office:value="45000">
            <text:p>4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5600">
            <text:p>45600</text:p>
          </table:table-cell>
          <table:table-cell table:style-name="ce1" office:value-type="float" office:value="46000">
            <text:p>46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6200">
            <text:p>462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6900">
            <text:p>46900</text:p>
          </table:table-cell>
          <table:table-cell table:style-name="ce1" office:value-type="float" office:value="47000">
            <text:p>47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8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7800">
            <text:p>47800</text:p>
          </table:table-cell>
          <table:table-cell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0</text:p>
          </table:table-cell>
          <table:table-cell table:style-name="ce1" office:value-type="float" office:value="90">
            <text:p>90</text:p>
          </table:table-cell>
          <table:table-cell table:number-columns-repeated="2" table:style-name="ce1" office:value-type="float" office:value="48000">
            <text:p>4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9800">
            <text:p>49800</text:p>
          </table:table-cell>
          <table:table-cell table:style-name="ce1" office:value-type="float" office:value="50000">
            <text:p>50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0750">
            <text:p>50750</text:p>
          </table:table-cell>
          <table:table-cell table:style-name="ce1" office:value-type="float" office:value="51000">
            <text:p>51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3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1" office:value-type="float" office:value="52000">
            <text:p>52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3500">
            <text:p>53500</text:p>
          </table:table-cell>
          <table:table-cell table:style-name="ce1" office:value-type="float" office:value="54000">
            <text:p>54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5</text:p>
          </table:table-cell>
          <table:table-cell table:style-name="ce1" office:value-type="float" office:value="95">
            <text:p>95</text:p>
          </table:table-cell>
          <table:table-cell table:number-columns-repeated="2" table:style-name="ce1" office:value-type="float" office:value="55000">
            <text:p>55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57500">
            <text:p>57500</text:p>
          </table:table-cell>
          <table:table-cell table:style-name="ce1" office:value-type="float" office:value="58000">
            <text:p>580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rsonalvetare</text:p>
          </table:table-cell>
          <table:table-cell table:style-name="ce1" office:value-type="string">
            <text:p>Offentlig</text:p>
          </table:table-cell>
          <table:table-cell office:value-type="string">
            <text:p>Pct_97</text:p>
          </table:table-cell>
          <table:table-cell table:style-name="ce1" office:value-type="float" office:value="97">
            <text:p>97</text:p>
          </table:table-cell>
          <table:table-cell table:number-columns-repeated="2" table:style-name="ce1" office:value-type="float" office:value="60000">
            <text:p>60000</text:p>
          </table:table-cell>
          <table:table-cell table:number-columns-repeated="1018"/>
        </table:table-row>
        <table:table-row table:style-name="ro1" table:number-rows-repeated="10476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3/15/2017</text:date>, <text:time>11:39:4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ERCENTILE_5f_RESULT" style:display-name="PageStyle_PERCENTILE_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06" meta:object-count="0"/>
    <meta:generator>OpenOffice/4.1.1$Unix OpenOffice.org_project/411m6$Build-9775</meta:generator>
  </office:meta>
</office:document-meta>
</file>